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GATHU MACHARIA <text:line-break/>AUTOBIOGRAPHY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EARLY LIF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BORN IN NAKURU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IMARY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2">PRIMARY : COMPLEX PRIMARY SCHOOL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UB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2">HIGH SCHOOL: UTUMISHI ACADEMY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KUT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2">UNIVERSITY: DEDAN KIMATHI UNIVERS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AWN TENNI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CO-CURRICULAR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ROJECT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EDICTING DEFAULT USING LOGISTIC MODELS</text:p>
              </text:list-item>
              <text:list-item>
                <text:p>FORECASTING STOCK PRICES GARCH MODELS + LSTM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N PROGRES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KIKUYU TRANSLATION USING NLP</text:p>
              </text:list-item>
              <text:list-item>
                <text:p>OBJECT DETECTION FOR CARS PLATE FOR SECURITY PURPOSE AND CHECK AGAINST DB+FORECAST THE TRAFFIC CONTROL+ AI FOR TRAFFIC LIGH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7:29:06.264152604</meta:creation-date>
    <meta:editing-duration>PT5M8S</meta:editing-duration>
    <meta:editing-cycles>2</meta:editing-cycles>
    <meta:generator>LibreOffice/24.2.4.2$Linux_X86_64 LibreOffice_project/420$Build-2</meta:generator>
    <dc:title>Blue Curve</dc:title>
    <dc:date>2024-07-29T17:44:40.642687297</dc:date>
    <meta:document-statistic meta:object-count="66"/>
  </office:meta>
</office:document-meta>
</file>